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GALicia" svg:font-family="GALicia"/>
    <style:font-face style:name="Lucida Sans1" svg:font-family="'Lucida Sans'" style:font-family-generic="swiss"/>
    <style:font-face style:name="GALLAECIA" svg:font-family="GALLAECI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variant="small-caps" officeooo:rsid="00111107" officeooo:paragraph-rsid="00111107"/>
    </style:style>
    <style:style style:name="P2" style:family="paragraph" style:parent-style-name="Standard">
      <style:paragraph-properties fo:text-align="center" style:justify-single-word="false"/>
      <style:text-properties fo:font-variant="small-caps" style:font-relief="embossed"/>
    </style:style>
    <style:style style:name="P3" style:family="paragraph" style:parent-style-name="Standard">
      <style:paragraph-properties fo:margin-top="0.3cm" fo:margin-bottom="0.3cm" loext:contextual-spacing="false">
        <style:tab-stops>
          <style:tab-stop style:position="2cm" style:type="center"/>
          <style:tab-stop style:position="6.001cm" style:type="right"/>
          <style:tab-stop style:position="11cm" style:type="center"/>
          <style:tab-stop style:position="14cm" style:type="char" style:char=","/>
        </style:tab-stops>
      </style:paragraph-properties>
      <style:text-properties officeooo:rsid="00111107" officeooo:paragraph-rsid="00111107"/>
    </style:style>
    <style:style style:name="P4" style:family="paragraph" style:parent-style-name="Standard">
      <style:paragraph-properties fo:margin-top="0.3cm" fo:margin-bottom="0.3cm" loext:contextual-spacing="false">
        <style:tab-stops>
          <style:tab-stop style:position="2cm" style:type="center"/>
          <style:tab-stop style:position="6.001cm" style:type="right"/>
          <style:tab-stop style:position="11cm" style:type="center"/>
          <style:tab-stop style:position="14cm" style:type="char" style:char=","/>
        </style:tab-stops>
      </style:paragraph-properties>
      <style:text-properties officeooo:rsid="00111107" officeooo:paragraph-rsid="00118b20"/>
    </style:style>
    <style:style style:name="P5" style:family="paragraph" style:parent-style-name="Standard">
      <style:paragraph-properties fo:margin-top="0.3cm" fo:margin-bottom="0.3cm" loext:contextual-spacing="false">
        <style:tab-stops>
          <style:tab-stop style:position="1cm"/>
          <style:tab-stop style:position="3cm"/>
          <style:tab-stop style:position="6.001cm" style:type="center"/>
          <style:tab-stop style:position="7.001cm" style:type="center"/>
          <style:tab-stop style:position="11cm" style:type="center"/>
          <style:tab-stop style:position="14cm" style:type="char" style:char=","/>
        </style:tab-stops>
      </style:paragraph-properties>
      <style:text-properties officeooo:rsid="00111107" officeooo:paragraph-rsid="00111107"/>
    </style:style>
    <style:style style:name="P6" style:family="paragraph" style:parent-style-name="Standard">
      <style:paragraph-properties fo:margin-top="0.3cm" fo:margin-bottom="0.3cm" loext:contextual-spacing="false">
        <style:tab-stops>
          <style:tab-stop style:position="1cm" style:type="center"/>
          <style:tab-stop style:position="2cm"/>
          <style:tab-stop style:position="5.5cm"/>
          <style:tab-stop style:position="11cm" style:type="center"/>
          <style:tab-stop style:position="14cm" style:type="center"/>
        </style:tab-stops>
      </style:paragraph-properties>
      <style:text-properties officeooo:rsid="00111107" officeooo:paragraph-rsid="00111107"/>
    </style:style>
    <style:style style:name="P7" style:family="paragraph" style:parent-style-name="Standard">
      <style:paragraph-properties fo:margin-top="0.3cm" fo:margin-bottom="0.3cm" loext:contextual-spacing="false">
        <style:tab-stops>
          <style:tab-stop style:position="1cm" style:type="center"/>
          <style:tab-stop style:position="2cm"/>
          <style:tab-stop style:position="5.5cm"/>
          <style:tab-stop style:position="11cm" style:type="center"/>
          <style:tab-stop style:position="14cm" style:type="center"/>
        </style:tab-stops>
      </style:paragraph-properties>
      <style:text-properties officeooo:rsid="00111107" officeooo:paragraph-rsid="00133620"/>
    </style:style>
    <style:style style:name="P8" style:family="paragraph" style:parent-style-name="Standard">
      <style:paragraph-properties fo:margin-top="0.3cm" fo:margin-bottom="0.3cm" loext:contextual-spacing="false" fo:text-align="center" style:justify-single-word="false">
        <style:tab-stops>
          <style:tab-stop style:position="2cm" style:type="center"/>
          <style:tab-stop style:position="6.001cm" style:type="right"/>
          <style:tab-stop style:position="11cm" style:type="center"/>
          <style:tab-stop style:position="14cm" style:type="char" style:char=","/>
        </style:tab-stops>
      </style:paragraph-properties>
      <style:text-properties style:text-underline-style="solid" style:text-underline-width="auto" style:text-underline-color="font-color" fo:font-weight="bold" officeooo:rsid="00118b20" officeooo:paragraph-rsid="00118b20" style:font-weight-asian="bold" style:font-weight-complex="bold"/>
    </style:style>
    <style:style style:name="P9" style:family="paragraph" style:parent-style-name="Standard">
      <style:paragraph-properties fo:margin-top="0.3cm" fo:margin-bottom="0.3cm" loext:contextual-spacing="false">
        <style:tab-stops>
          <style:tab-stop style:position="1cm" style:type="center"/>
          <style:tab-stop style:position="2cm"/>
          <style:tab-stop style:position="5.5cm"/>
          <style:tab-stop style:position="11cm" style:type="center"/>
          <style:tab-stop style:position="14cm" style:type="center"/>
        </style:tab-stops>
      </style:paragraph-properties>
      <style:text-properties officeooo:paragraph-rsid="00111107"/>
    </style:style>
    <style:style style:name="P10" style:family="paragraph" style:parent-style-name="Standard" style:master-page-name="">
      <style:paragraph-properties fo:margin-top="0.3cm" fo:margin-bottom="0.3cm" loext:contextual-spacing="false" style:page-number="auto">
        <style:tab-stops>
          <style:tab-stop style:position="2cm"/>
          <style:tab-stop style:position="6.001cm" style:type="right"/>
          <style:tab-stop style:position="11cm" style:type="center"/>
          <style:tab-stop style:position="14cm" style:type="char" style:char=","/>
        </style:tab-stops>
      </style:paragraph-properties>
      <style:text-properties officeooo:rsid="00111107" officeooo:paragraph-rsid="00111107"/>
    </style:style>
    <style:style style:name="P11" style:family="paragraph" style:parent-style-name="Standard">
      <style:paragraph-properties fo:margin-top="0.3cm" fo:margin-bottom="0.3cm" loext:contextual-spacing="false">
        <style:tab-stops>
          <style:tab-stop style:position="2cm" style:type="center"/>
          <style:tab-stop style:position="6.001cm" style:type="right"/>
          <style:tab-stop style:position="11cm" style:type="center"/>
          <style:tab-stop style:position="14cm" style:type="char" style:char=","/>
        </style:tab-stops>
      </style:paragraph-properties>
      <style:text-properties officeooo:rsid="00118b20" officeooo:paragraph-rsid="00118b20"/>
    </style:style>
    <style:style style:name="P12" style:family="paragraph" style:parent-style-name="Standard">
      <style:paragraph-properties fo:margin-top="0.3cm" fo:margin-bottom="0.3cm" loext:contextual-spacing="false">
        <style:tab-stops>
          <style:tab-stop style:position="1cm" style:type="center"/>
          <style:tab-stop style:position="2cm"/>
          <style:tab-stop style:position="5.5cm"/>
          <style:tab-stop style:position="11cm" style:type="center"/>
          <style:tab-stop style:position="14cm" style:type="center"/>
        </style:tab-stops>
      </style:paragraph-properties>
      <style:text-properties officeooo:rsid="00111107" officeooo:paragraph-rsid="00111107"/>
    </style:style>
    <style:style style:name="P13" style:family="paragraph" style:parent-style-name="Standard">
      <style:paragraph-properties fo:text-align="start" style:justify-single-word="false">
        <style:tab-stops>
          <style:tab-stop style:position="4.001cm"/>
          <style:tab-stop style:position="12cm" style:type="char" style:char="," style:leader-style="dotted" style:leader-text="."/>
        </style:tab-stops>
      </style:paragraph-properties>
      <style:text-properties officeooo:paragraph-rsid="0015a18f"/>
    </style:style>
    <style:style style:name="P14" style:family="paragraph" style:parent-style-name="Standard">
      <loext:graphic-properties draw:fill="solid" draw:fill-color="#afd095"/>
      <style:paragraph-properties fo:text-align="center" style:justify-single-word="false" fo:background-color="#afd095">
        <style:tab-stops>
          <style:tab-stop style:position="4.001cm"/>
          <style:tab-stop style:position="12cm" style:type="char" style:char="," style:leader-style="dotted" style:leader-text="."/>
        </style:tab-stops>
      </style:paragraph-properties>
      <style:text-properties style:font-name="GALLAECIA" officeooo:rsid="0015a18f" officeooo:paragraph-rsid="0015a18f"/>
    </style:style>
    <style:style style:name="P15" style:family="paragraph" style:parent-style-name="Standard">
      <style:paragraph-properties>
        <style:tab-stops>
          <style:tab-stop style:position="1.499cm"/>
          <style:tab-stop style:position="5.001cm" style:leader-style="dotted" style:leader-text="."/>
          <style:tab-stop style:position="8.999cm" style:leader-style="solid" style:leader-text="_"/>
          <style:tab-stop style:position="12cm" style:leader-style="solid" style:leader-text="_"/>
        </style:tab-stops>
      </style:paragraph-properties>
      <style:text-properties officeooo:paragraph-rsid="0015a18f"/>
    </style:style>
    <style:style style:name="P16" style:family="paragraph" style:parent-style-name="Standard">
      <style:paragraph-properties>
        <style:tab-stops>
          <style:tab-stop style:position="4.001cm"/>
          <style:tab-stop style:position="7.001cm"/>
          <style:tab-stop style:position="9.999cm" style:type="char" style:char=","/>
          <style:tab-stop style:position="13cm" style:type="right" style:leader-style="dotted" style:leader-text="."/>
        </style:tab-stops>
      </style:paragraph-properties>
    </style:style>
    <style:style style:name="P17" style:family="paragraph" style:parent-style-name="Standard" style:master-page-name="">
      <style:paragraph-properties fo:text-align="start" style:justify-single-word="false" style:page-number="auto">
        <style:tab-stops>
          <style:tab-stop style:position="4.001cm"/>
          <style:tab-stop style:position="12cm" style:type="char" style:char="," style:leader-style="dotted" style:leader-text="."/>
        </style:tab-stops>
      </style:paragraph-properties>
      <style:text-properties officeooo:paragraph-rsid="0015a18f"/>
    </style:style>
    <style:style style:name="P1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>
          <style:tab-stop style:position="4.001cm"/>
          <style:tab-stop style:position="12cm" style:type="char" style:char="," style:leader-style="dotted" style:leader-text="."/>
        </style:tab-stops>
      </style:paragraph-properties>
      <style:text-properties officeooo:paragraph-rsid="0015a18f"/>
    </style:style>
    <style:style style:name="P19" style:family="paragraph" style:parent-style-name="Standard" style:master-page-name="">
      <loext:graphic-properties draw:fill="none"/>
      <style:paragraph-properties fo:margin-left="6.001cm" fo:margin-right="5.3cm" fo:margin-top="0.3cm" fo:margin-bottom="0.3cm" loext:contextual-spacing="false" fo:text-align="center" style:justify-single-word="false" fo:text-indent="0cm" style:auto-text-indent="false" style:page-number="auto" fo:background-color="transparent">
        <style:tab-stops>
          <style:tab-stop style:position="1.499cm"/>
          <style:tab-stop style:position="8.999cm" style:leader-style="solid" style:leader-text="_"/>
          <style:tab-stop style:position="11cm"/>
          <style:tab-stop style:position="18cm"/>
        </style:tab-stops>
      </style:paragraph-properties>
      <style:text-properties officeooo:paragraph-rsid="00182cf5"/>
    </style:style>
    <style:style style:name="T1" style:family="text">
      <style:text-properties officeooo:rsid="00118b2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8b20" style:font-weight-asian="bold" style:font-weight-complex="bold"/>
    </style:style>
    <style:style style:name="T4" style:family="text">
      <style:text-properties fo:font-weight="bold" officeooo:rsid="00182cf5" fo:background-color="#cccccc" loext:char-shading-value="0" style:font-weight-asian="bold" style:font-weight-complex="bold" loext:padding="0.049cm" loext:border-left="0.99pt solid #000000" loext:border-right="none" loext:border-top="none" loext:border-bottom="0.99pt solid #000000"/>
    </style:style>
    <style:style style:name="T5" style:family="text">
      <style:text-properties officeooo:rsid="00134dcd"/>
    </style:style>
    <style:style style:name="T6" style:family="text">
      <style:text-properties officeooo:rsid="0015a1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ab/><text:span text:style-name="T3">Izquierda (2cm)<text:tab/>Derecha (6cm)<text:tab/>Centrado (11cm)<text:tab/>Decimal (14cm)</text:span></text:p>
      <text:p text:style-name="P11"><text:tab/>Izq<text:tab/>Der.<text:tab/>Cent.<text:tab/>1,4dm</text:p>
      <text:p text:style-name="P3"><text:tab/><text:span text:style-name="T1">Left<text:tab/>Right<text:tab/>Straight<text:tab/>0,14dm</text:span></text:p>
      <text:p text:style-name="P3"><text:tab/><text:span text:style-name="T1">gauche<text:tab/>Droite<text:tab/>Droit<text:tab/>0,0014Dm</text:span></text:p>
      <text:p text:style-name="P8">RANKING TRIATHLON</text:p>
      <text:p text:style-name="P10"/>
      <text:p text:style-name="P5"><text:tab/><text:span text:style-name="T1">Pos.<text:tab/>Nombre<text:tab/>Apellido<text:tab/><text:tab/>País<text:tab/>Tiempo</text:span></text:p>
      <text:p text:style-name="P6"><text:tab/><text:span text:style-name="T1">1<text:tab/>Javier<text:tab/>Gomez<text:tab/>ESP España<text:tab/>42,205</text:span></text:p>
      <text:p text:style-name="P6"><text:tab/><text:span text:style-name="T1">2<text:tab/>Jonathan<text:tab/>Brownlee<text:tab/>Gran Bretaña<text:tab/>41,95</text:span></text:p>
      <text:p text:style-name="P7"><text:tab/><text:span text:style-name="T1">3<text:tab/>Mario<text:tab/>Mola<text:tab/>ESP España<text:tab/>37,267</text:span></text:p>
      <text:p text:style-name="P7"><text:tab/><text:span text:style-name="T1">4<text:tab/>Alistair<text:tab/>Brownlee<text:tab/>Gran Bretaña<text:tab/>31,4012</text:span></text:p>
      <text:p text:style-name="P6"><text:tab/>5<text:tab/>Richard<text:tab/>Murray<text:tab/>República Africana<text:tab/>29,3</text:p>
      <text:p text:style-name="P9"><text:tab/><text:span text:style-name="T5">36<text:tab/>Francesc<text:tab/>Godoy<text:tab/>ESP España<text:tab/>10,42</text:span></text:p>
      <text:p text:style-name="P9"/>
      <text:p text:style-name="P2">ASIGNACIONES</text:p>
      <text:p text:style-name="P17"><text:span text:style-name="T6"><text:tab/></text:span>Rodrigo<text:tab/>70,35</text:p>
      <text:p text:style-name="P13"><text:tab/> Sergio<text:tab/>78,258 </text:p>
      <text:p text:style-name="P13"><text:tab/>Sara<text:tab/>72,258</text:p>
      <text:p text:style-name="P13"><text:s/><text:tab/>Ana<text:tab/>5,1</text:p>
      <text:p text:style-name="P13"><text:tab/> Patricia<text:tab/>61,134</text:p>
      <text:p text:style-name="P13"><text:tab/> Alberto<text:tab/>4,1478945 </text:p>
      <text:p text:style-name="P18"/>
      <text:p text:style-name="P14">Galicia</text:p>
      <text:p text:style-name="P15"><text:tab/>Teo<text:tab/>Ames<text:tab/> Zas<text:tab/> Touro</text:p>
      <text:p text:style-name="P15"><text:tab/> Sada <text:tab/>Cambre<text:span text:style-name="T6">º<text:tab/></text:span> Pino<text:tab/> Arzúa</text:p>
      <text:p text:style-name="P15"><text:tab/> Barbanza <text:tab/>Eume <text:tab/>Betanzos<text:tab/> Curtis</text:p>
      <text:p text:style-name="P15"><text:tab/> Cedeira <text:tab/>Moeche<text:tab/> Irixoa<text:tab/> Moeche 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9"><text:span text:style-name="T4"><text:tab/>Distancias <text:s text:c="12"/></text:span></text:p>
      <text:p text:style-name="P16"><text:tab/><text:span text:style-name="T2">Inicio<text:tab/>Destino <text:s text:c="3"/>Distancia<text:tab/>Sig. Pueblo</text:span></text:p>
      <text:p text:style-name="P16"><text:tab/> Larouco<text:tab/> Rubia<text:tab/> 234,25<text:tab/>Laza</text:p>
      <text:p text:style-name="P16"><text:s/><text:tab/>Gomesende <text:tab/>Verín<text:tab/> 54,74<text:tab/>Rios</text:p>
      <text:p text:style-name="P16"><text:tab/> Tomiño <text:tab/>Dozón <text:tab/>123,4<text:tab/>Lalin</text:p>
      <text:p text:style-name="P16"><text:tab/> Vigo <text:tab/>Mos <text:tab/>6<text:tab/>Gonzomar</text:p>
      <text:p text:style-name="P16"><text:tab/> Poio <text:tab/>A estrada<text:tab/>34,95<text:tab/>Pazos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GALicia" svg:font-family="GALicia"/>
    <style:font-face style:name="Lucida Sans1" svg:font-family="'Lucida Sans'" style:font-family-generic="swiss"/>
    <style:font-face style:name="GALLAECIA" svg:font-family="GALLAECI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variant="small-caps" officeooo:rsid="00111107" officeooo:paragraph-rsid="0011110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-top="none" fo:border-bottom="0.31pt solid #2a6099" fo:border-left="0.31pt solid #2a6099" fo:border-right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aime Molina Granados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4T10:31:56.734000000</meta:creation-date>
    <dc:date>2019-10-07T13:07:10.851000000</dc:date>
    <meta:editing-duration>PT56M52S</meta:editing-duration>
    <meta:editing-cycles>4</meta:editing-cycles>
    <meta:generator>LibreOffice/6.3.2.2$Windows_X86_64 LibreOffice_project/98b30e735bda24bc04ab42594c85f7fd8be07b9c</meta:generator>
    <meta:document-statistic meta:table-count="0" meta:image-count="0" meta:object-count="0" meta:page-count="2" meta:paragraph-count="32" meta:word-count="123" meta:character-count="858" meta:non-whitespace-character-count="686"/>
  </office:meta>
</office:document-meta>
</file>